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f60727"/>
    </style:style>
    <style:style style:name="P2" style:family="paragraph" style:parent-style-name="Text_20_body">
      <style:text-properties officeooo:paragraph-rsid="00f61e91"/>
    </style:style>
    <style:style style:name="P3" style:family="paragraph" style:parent-style-name="Text_20_body">
      <style:text-properties officeooo:paragraph-rsid="00f885b7"/>
    </style:style>
    <style:style style:name="P4" style:family="paragraph" style:parent-style-name="Title">
      <style:text-properties officeooo:paragraph-rsid="00f60727"/>
    </style:style>
    <style:style style:name="P5" style:family="paragraph" style:parent-style-name="Standard">
      <style:text-properties officeooo:paragraph-rsid="00f60727"/>
    </style:style>
    <style:style style:name="P6" style:family="paragraph" style:parent-style-name="Standard">
      <style:text-properties officeooo:paragraph-rsid="00f73709"/>
    </style:style>
    <style:style style:name="P7" style:family="paragraph" style:parent-style-name="Standard">
      <style:text-properties officeooo:paragraph-rsid="00fa47ea"/>
    </style:style>
    <style:style style:name="P8" style:family="paragraph" style:parent-style-name="Heading_20_2">
      <style:text-properties fo:background-color="transparent"/>
    </style:style>
    <style:style style:name="P9" style:family="paragraph" style:parent-style-name="Heading_20_2">
      <style:text-properties officeooo:paragraph-rsid="00f61e91"/>
    </style:style>
    <style:style style:name="P10" style:family="paragraph" style:parent-style-name="Heading_20_2">
      <style:text-properties officeooo:paragraph-rsid="00fea339"/>
    </style:style>
    <style:style style:name="P11" style:family="paragraph" style:parent-style-name="Index" style:list-style-name="L2">
      <style:text-properties officeooo:paragraph-rsid="00f61e91"/>
    </style:style>
    <style:style style:name="P12" style:family="paragraph" style:parent-style-name="Heading_20_1">
      <style:text-properties officeooo:paragraph-rsid="00f60727"/>
    </style:style>
    <style:style style:name="P13" style:family="paragraph" style:parent-style-name="Heading_20_1">
      <style:text-properties officeooo:paragraph-rsid="00f61e91"/>
    </style:style>
    <style:style style:name="P14" style:family="paragraph" style:parent-style-name="Heading_20_1">
      <style:text-properties officeooo:paragraph-rsid="00f61e91" fo:background-color="transparent"/>
    </style:style>
    <style:style style:name="P15" style:family="paragraph" style:parent-style-name="Heading_20_1">
      <style:text-properties officeooo:paragraph-rsid="00f73709" fo:background-color="transparent"/>
    </style:style>
    <style:style style:name="P16" style:family="paragraph" style:parent-style-name="Standard" style:list-style-name="L1"/>
    <style:style style:name="P17" style:family="paragraph" style:parent-style-name="Text_20_body" style:list-style-name="L1"/>
    <style:style style:name="P18" style:family="paragraph" style:parent-style-name="Text_20_body">
      <style:text-properties officeooo:paragraph-rsid="0100b7e1"/>
    </style:style>
    <style:style style:name="T1" style:family="text">
      <style:text-properties style:text-position="super 58%"/>
    </style:style>
    <style:style style:name="T2" style:family="text">
      <style:text-properties fo:background-color="transparent" loext:char-shading-value="0"/>
    </style:style>
    <style:style style:name="T3" style:family="text">
      <style:text-properties loext:char-shading-value="0"/>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loext:char-shading-value="0"/>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background-color="#ff66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Benchmark of NumPy's Sorting Algorithms</text:p>
      <text:p text:style-name="P5"/>
      <text:h text:style-name="P12" text:outline-level="1">Introduction</text:h>
      <text:p text:style-name="P1"><text:span text:style-name="T2">As part of the benchmarks for the new weighted selection feature of </text:span><text:span text:style-name="Source_20_Text"><text:span text:style-name="T2">numpy</text:span></text:span><text:span text:style-name="T2">, the pre-existing sorting algorithms were benchmarked as well.</text:span></text:p>
      <text:h text:style-name="P13" text:outline-level="1">Benchmarks</text:h>
      <text:h text:style-name="P8" text:outline-level="2">Overview</text:h>
      <text:p text:style-name="P3">The four types of arrays listed below were used as inputs to the different sort functions:</text:p>
      <text:list xml:id="list4658312024828783417" text:style-name="L1">
        <text:list-item>
          <text:p text:style-name="P16"><text:bookmark-start text:name="__RefNumPara__8_541901823"/>Random array (seeded with a constant so the script is completely reproducible)<text:bookmark-end text:name="__RefNumPara__8_541901823"/></text:p>
        </text:list-item>
        <text:list-item>
          <text:p text:style-name="P16"><text:bookmark-start text:name="__RefNumPara__10_541901823"/>A sorted version of the array in #<text:bookmark-ref text:reference-format="number" text:ref-name="__RefNumPara__8_541901823">1</text:bookmark-ref>.<text:bookmark-end text:name="__RefNumPara__10_541901823"/></text:p>
        </text:list-item>
        <text:list-item>
          <text:p text:style-name="P16">A reverse-sorted version of the array in #<text:bookmark-ref text:reference-format="number" text:ref-name="__RefNumPara__10_541901823">2</text:bookmark-ref>.</text:p>
        </text:list-item>
        <text:list-item>
          <text:p text:style-name="P17">A median-of-three killer sequence of the desired length. This is a fixed form of the sequence described by Musser<text:reference-ref text:reference-format="text" text:ref-name="Musser Sorting and Selection">[2]</text:reference-ref> and McIlroy<text:reference-ref text:reference-format="text" text:ref-name="McIlroy QuickSort Killer">[1]</text:reference-ref>. <text:span text:style-name="Source_20_Text">np.sort</text:span> does not support custom comparators and the quicksort implementation does not actually use median-of-three, so a this input does not trigger quadratic computation time.</text:p>
        </text:list-item>
      </text:list>
      <text:p text:style-name="P3">Each array was generated at lengths of {2, 4, …, 10, 20, 30, …, 100, …, 1000, …, 10000, …, 10<text:span text:style-name="T1">8</text:span>} for a total of 68 different lengths. All sizes are even numbers because median-of-three killer sequences are most effective for even-sized arrays. The standard <text:span text:style-name="Source_20_Text">timeit</text:span> methodology of <text:span text:style-name="T2">best-of-five repeats </text:span>was used to compute the times.</text:p>
      <text:p text:style-name="P3"><text:span text:style-name="T2">Only the </text:span><text:span text:style-name="Source_20_Text"><text:span text:style-name="T3">numpy.float64</text:span></text:span><text:span text:style-name="T2"> datatype was tested for both data and weights. While the script supports looping over other datatypes, </text:span><text:span text:style-name="Source_20_Text"><text:span text:style-name="T3">numpy.float64</text:span></text:span><text:span text:style-name="T2"> is representative enough that the other types are not necessary for a simple overview.</text:span></text:p>
      <text:h text:style-name="Heading_20_2" text:outline-level="2"><text:span text:style-name="T2">Platform </text:span>Hardware and Software</text:h>
      <text:p text:style-name="P2">Benchmarks are labeled by the host on which they were run. The following are the hardware and software setups relevant to the benchmarks:</text:p>
      <text:list xml:id="list8626234438474482524" text:style-name="L2">
        <text:list-item>
          <text:p text:style-name="P11"><text:span text:style-name="Source_20_Text">joe-arch-pc</text:span>: A quad core Intel® Core™ i5 2.27GHz processor with hyperthreading enabled and 4GB RAM.</text:p>
          <text:list>
            <text:list-item>
              <text:p text:style-name="P11">virtualenvwrapper 4.7.1</text:p>
            </text:list-item>
            <text:list-item>
              <text:p text:style-name="P11">virtualenv 15.0.0</text:p>
            </text:list-item>
            <text:list-item>
              <text:p text:style-name="P11">virtualenv_clone 0.2.6</text:p>
            </text:list-item>
            <text:list-item>
              <text:p text:style-name="P11">python 3.5.1</text:p>
            </text:list-item>
            <text:list-item>
              <text:p text:style-name="P11"><text:soft-page-break/>numpy 1.12.0.dev0+5b91628</text:p>
            </text:list-item>
            <text:list-item>
              <text:p text:style-name="P11">matplotlib 1.5.1+1635.g5d0ca1d</text:p>
            </text:list-item>
            <text:list-item>
              <text:p text:style-name="P11">wquantiles 0.4</text:p>
            </text:list-item>
            <text:list-item>
              <text:p text:style-name="P11">seaborn 0.7.0</text:p>
            </text:list-item>
          </text:list>
        </text:list-item>
        <text:list-item>
          <text:p text:style-name="P11"><text:span text:style-name="Source_20_Text">gsslr40056805</text:span>: A quad-core Intel® Core™ i7-4810MQ 2.80GHz processor with hyperthreading enabled and 16GB RAM.</text:p>
          <text:list>
            <text:list-item>
              <text:p text:style-name="P11">conda 4.0.5</text:p>
            </text:list-item>
            <text:list-item>
              <text:p text:style-name="P11">python 3.5.1 :: Continuum Analytics, Inc.</text:p>
            </text:list-item>
            <text:list-item>
              <text:p text:style-name="P11">numpy 1.12.0.dev0+fa3cde1</text:p>
            </text:list-item>
            <text:list-item>
              <text:p text:style-name="P11">matplotlib 1.5.1</text:p>
            </text:list-item>
            <text:list-item>
              <text:p text:style-name="P11">pandas<text:tab/>1.18.0</text:p>
            </text:list-item>
            <text:list-item>
              <text:p text:style-name="P11">seaborn 0.7.0</text:p>
            </text:list-item>
          </text:list>
        </text:list-item>
      </text:list>
      <text:h text:style-name="P9" text:outline-level="2"><text:bookmark-start text:name="__RefHeading___Toc358_104390617"/>Charts<text:bookmark-end text:name="__RefHeading___Toc358_104390617"/></text:h>
      <text:h text:style-name="P10" text:outline-level="2">Analysis</text:h>
      <text:p text:style-name="P18">All of the algorithms exhibit expected behavior. Heapsort is always the slowest by a wide margin. It works better in proportion to how close the data is to being sorted. In fact, all of the algorithms appear to do so.</text:p>
      <text:p text:style-name="P18">Quicksort is always a little faster than mergesort except for the median-of-three killer input. While the median-of-three slows quicksort down by a factor of around two for all input sizes within the measured range, it actually speeds up merge-sort because the data is partially sorted.</text:p>
      <text:p text:style-name="P18">Note that the sorted and reversed data do not affect the performance of quicksort relative to mergesort. In fact, quicksort always picks perfect pivots with sorted data, yielding the best performance. Reversed inputs require swapping, so they are slower than forward sorted inputs.</text:p>
      <text:p text:style-name="P18">Because of the way <text:span text:style-name="Source_20_Text">numpy</text:span>'s quicksort implementation finds pivots (the middle of the array [<text:span text:style-name="T9">Cite numpy code here</text:span>]), the median-of-three killer sequence slows it down but does not trigger quadratic behavior. This is one of the deficiencies of this set of benchmarks. See <text:bookmark-ref text:reference-format="text" text:ref-name="__RefHeading__36206_1615324800">Future Work</text:bookmark-ref> for more information.</text:p>
      <text:h text:style-name="P14" text:outline-level="1"><text:bookmark-start text:name="__RefHeading__36206_1615324800"/>Future Work<text:bookmark-end text:name="__RefHeading__36206_1615324800"/></text:h>
      <text:p text:style-name="P2"><text:span text:style-name="T2">The numpy quicksort implementation takes the middle of each partition as the pivot. This negates the effects of the fixed median-of-three killer sequence proposed by Musser</text:span><text:span text:style-name="T2"><text:reference-ref text:reference-format="text" text:ref-name="Musser Sorting and Selection">[2]</text:reference-ref></text:span><text:span text:style-name="T2">. It would be interesting to apply a simpler sequence to trigger the quadratic worst-case behavior of quiksort.</text:span></text:p>
      <text:h text:style-name="P15" text:outline-level="1"><text:soft-page-break/>References</text:h>
      <text:p text:style-name="P6"><text:reference-mark-start text:name="McIlroy QuickSort Killer"/><text:span text:style-name="T2">[1]</text:span><text:reference-mark-end text:name="McIlroy QuickSort Killer"/><text:span text:style-name="T2"> M. D. McIlroy. A Killer Adversary for Quicksort, </text:span><text:span text:style-name="T5">Software – Practice and Experience</text:span>, <text:span text:style-name="T6">29</text:span><text:span text:style-name="T8">(4)</text:span>, 341–344 (1999)</text:p>
      <text:p text:style-name="P7"><text:reference-mark-start text:name="Musser Sorting and Selection"/>[2]<text:reference-mark-end text:name="Musser Sorting and Selection"/> D. R. Musser. Introspective Sorting and Selection Algorithms, <text:span text:style-name="T4">Software – Practice and Experience</text:span><text:span text:style-name="T7">, </text:span><text:span text:style-name="T6">27</text:span>(8), 983-993 (199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left="0in" fo:margin-right="0in" fo:margin-top="0in" fo:margin-bottom="0.0972in" style:contextual-spacing="false" fo:line-height="120%"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fo:color="#666666" style:font-name="Nimbus Mono" fo:background-color="transparen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23:18:13.013509389</meta:creation-date>
    <dc:date>2016-04-04T18:06:38</dc:date>
    <meta:editing-duration>PT6H24M7S</meta:editing-duration>
    <meta:editing-cycles>39</meta:editing-cycles>
    <meta:generator>LibreOffice/4.0.4.2$Linux_X86_64 LibreOffice_project/400m0$Build-2</meta:generator>
    <dc:creator>Joseph Fox-Rabinovitz</dc:creator>
    <meta:document-statistic meta:table-count="0" meta:image-count="0" meta:object-count="0" meta:page-count="3" meta:paragraph-count="41" meta:word-count="575" meta:character-count="3633" meta:non-whitespace-character-count="3118"/>
  </office:meta>
</office:document-meta>
</file>